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8cm"/>
    </style:style>
    <style:style style:name="co2" style:family="table-column">
      <style:table-column-properties fo:break-before="auto" style:column-width="19.133cm"/>
    </style:style>
    <style:style style:name="co3" style:family="table-column">
      <style:table-column-properties fo:break-before="auto" style:column-width="4.452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7cm"/>
    </style:style>
    <style:style style:name="co7" style:family="table-column">
      <style:table-column-properties fo:break-before="auto" style:column-width="14.097cm"/>
    </style:style>
    <style:style style:name="co8" style:family="table-column">
      <style:table-column-properties fo:break-before="auto" style:column-width="3.872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2.732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2.103cm"/>
    </style:style>
    <style:style style:name="co13" style:family="table-column">
      <style:table-column-properties fo:break-before="auto" style:column-width="2.75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5136">
      <style:text-properties style:font-name="Calibri" style:font-name-asian="Arial Unicode MS" style:font-name-complex="Mang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language-asian="es" style:country-asian="ES" style:language-complex="ar" style:country-complex="S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5136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actura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itos de facturación</text:p>
          </table:table-cell>
          <table:table-cell table:style-name="ce2" office:value-type="string">
            <text:p>Descripción de la actividad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Importe fin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mplantación en NAOS Pruebas de servicio de interoperabilidad GIRO</text:p>
          </table:table-cell>
          <table:table-cell office:value-type="string">
            <text:p>FACTURADO 2014</text:p>
          </table:table-cell>
          <table:table-cell table:style-name="ce3" office:value-type="currency" office:currency="EUR" office:value="1385.21">
            <text:p>1.385,21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delado de Servicios Horizontales en NAOS 3 – Construcción e implantación del piloto de Agata</text:p>
          </table:table-cell>
          <table:table-cell office:value-type="string">
            <text:p>FACTURADO 06/2015</text:p>
          </table:table-cell>
          <table:table-cell table:style-name="ce3" office:value-type="currency" office:currency="EUR" office:value="6659.31">
            <text:p>6.659,3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ado de Servicios Horizontales en NAOS 3 – 40% Implantación del resto de servicios</text:p>
          </table:table-cell>
          <table:table-cell office:value-type="string">
            <text:p>Pendiente </text:p>
          </table:table-cell>
          <table:table-cell table:style-name="ce3" office:value-type="currency" office:currency="EUR" office:value="4627.57">
            <text:p>4.627,57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otal:</text:p>
          </table:table-cell>
          <table:table-cell table:style-name="ce1" table:formula="of:=SUM([.D2:.D4])" office:value-type="currency" office:currency="EUR" office:value="12672.09">
            <text:p>12.672,09 €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órico" table:style-name="ta2">
        <office:forms form:automatic-focus="false" form:apply-design-mode="false"/>
        <table:table-column table:style-name="co6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1013" table:default-cell-style-name="Default"/>
        <table:table-row table:style-name="ro3">
          <table:table-cell table:style-name="ce4" office:value-type="string">
            <text:p>ID</text:p>
          </table:table-cell>
          <table:table-cell table:style-name="ce2" office:value-type="string">
            <text:p>OT</text:p>
          </table:table-cell>
          <table:table-cell table:style-name="ce2" office:value-type="string">
            <text:p>Descripción de la actividad</text:p>
          </table:table-cell>
          <table:table-cell table:style-name="ce2" office:value-type="string">
            <text:p>Servicio</text:p>
          </table:table-cell>
          <table:table-cell table:style-name="ce2" office:value-type="string">
            <text:p>Estado</text:p>
          </table:table-cell>
          <table:table-cell table:style-name="ce7" office:value-type="string">
            <text:p>Importe previsto (Sin GG, Sin IVA)</text:p>
          </table:table-cell>
          <table:table-cell table:style-name="ce1" office:value-type="string">
            <text:p>CON GG</text:p>
          </table:table-cell>
          <table:table-cell table:style-name="ce1" office:value-type="string">
            <text:p>CON GG E IVA</text:p>
          </table:table-cell>
          <table:table-cell office:value-type="string">
            <text:p>NAVISION</text:p>
            <text:p>ACTUAL</text:p>
          </table:table-cell>
          <table:table-cell table:style-name="ce7" office:value-type="string">
            <text:p>IMPORTE</text:p>
            <text:p>(sin GG e </text:p>
            <text:p>IVA dónde aplique)</text:p>
          </table:table-cell>
          <table:table-cell table:style-name="ce1" office:value-type="string">
            <text:p>CON GG</text:p>
          </table:table-cell>
          <table:table-cell table:number-columns-repeated="1013"/>
        </table:table-row>
        <table:table-row table:style-name="ro1">
          <table:table-cell office:value-type="string">
            <text:p>A001</text:p>
          </table:table-cell>
          <table:table-cell/>
          <table:table-cell office:value-type="string">
            <text:p>Implantación en NAOS Pruebas de servicio de interoperabilidad GIRO</text:p>
          </table:table-cell>
          <table:table-cell office:value-type="string">
            <text:p>Implantación NAOS</text:p>
          </table:table-cell>
          <table:table-cell office:value-type="string">
            <text:p>FACTURADO 2014</text:p>
          </table:table-cell>
          <table:table-cell table:style-name="ce8" office:value-type="currency" office:currency="EUR" office:value="1080">
            <text:p>1.080,00 €</text:p>
          </table:table-cell>
          <table:table-cell table:style-name="ce8" table:formula="of:=[.F2]*1.06" office:value-type="currency" office:currency="EUR" office:value="1144.8">
            <text:p>1.144,80 €</text:p>
          </table:table-cell>
          <table:table-cell table:style-name="ce8" table:formula="of:=[.G2]*1.21" office:value-type="currency" office:currency="EUR" office:value="1385.208">
            <text:p>1.385,21 €</text:p>
          </table:table-cell>
          <table:table-cell table:number-columns-repeated="1016"/>
        </table:table-row>
        <table:table-row table:style-name="ro1">
          <table:table-cell office:value-type="string">
            <text:p>A002</text:p>
          </table:table-cell>
          <table:table-cell/>
          <table:table-cell office:value-type="string">
            <text:p>Modelado de Servicios Horizontales en NAOS 3</text:p>
          </table:table-cell>
          <table:table-cell office:value-type="string">
            <text:p>Implantación NAOS</text:p>
          </table:table-cell>
          <table:table-cell office:value-type="string">
            <text:p>En curso</text:p>
          </table:table-cell>
          <table:table-cell table:style-name="ce8" office:value-type="currency" office:currency="EUR" office:value="8800">
            <text:p>8.800,00 €</text:p>
          </table:table-cell>
          <table:table-cell table:style-name="ce8" table:formula="of:=[.F3]*1.06" office:value-type="currency" office:currency="EUR" office:value="9328">
            <text:p>9.328,00 €</text:p>
          </table:table-cell>
          <table:table-cell table:style-name="ce8" table:formula="of:=[.G3]*1.21" office:value-type="currency" office:currency="EUR" office:value="11286.88">
            <text:p>11.286,88 €</text:p>
          </table:table-cell>
          <table:table-cell table:number-columns-repeated="2"/>
          <table:table-cell table:style-name="ce8" table:formula="of:=SUM([.K4:.K5])" office:value-type="currency" office:currency="EUR" office:value="11286.88">
            <text:p>11.286,88 €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&gt; 60% Construcción e implantación del piloto de Agata</text:p>
          </table:table-cell>
          <table:table-cell office:value-type="string">
            <text:p>Implantación NAOS</text:p>
          </table:table-cell>
          <table:table-cell office:value-type="string">
            <text:p>Facturado 06/2015</text:p>
          </table:table-cell>
          <table:table-cell table:style-name="ce8" table:formula="of:=[.F3]*0.6" office:value-type="currency" office:currency="EUR" office:value="5280">
            <text:p>5.280,00 €</text:p>
          </table:table-cell>
          <table:table-cell table:style-name="ce8" table:formula="of:=[.G3]*0.6" office:value-type="currency" office:currency="EUR" office:value="5596.8">
            <text:p>5.596,80 €</text:p>
          </table:table-cell>
          <table:table-cell table:style-name="ce8" table:formula="of:=[.H3]*0.6" office:value-type="currency" office:currency="EUR" office:value="6772.128">
            <text:p>6.772,13 €</text:p>
          </table:table-cell>
          <table:table-cell table:style-name="ce8" table:formula="of:=5906.4+375.97" office:value-type="currency" office:currency="EUR" office:value="6282.37">
            <text:p>6.282,37 €</text:p>
          </table:table-cell>
          <table:table-cell table:style-name="ce8" table:formula="of:=5906.4+375.97" office:value-type="currency" office:currency="EUR" office:value="6282.37">
            <text:p>6.282,37 €</text:p>
          </table:table-cell>
          <table:table-cell table:style-name="ce8" table:formula="of:=[.I4]*1.06" office:value-type="currency" office:currency="EUR" office:value="6659.3122">
            <text:p>6.659,31 €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&gt; 40% Implantación del resto de servicios</text:p>
          </table:table-cell>
          <table:table-cell office:value-type="string">
            <text:p>Implantación NAOS</text:p>
          </table:table-cell>
          <table:table-cell office:value-type="string">
            <text:p>En curso</text:p>
          </table:table-cell>
          <table:table-cell table:style-name="ce8" table:formula="of:=[.F3]*0.4" office:value-type="currency" office:currency="EUR" office:value="3520">
            <text:p>3.520,00 €</text:p>
          </table:table-cell>
          <table:table-cell table:style-name="ce8" table:formula="of:=[.G3]*0.4" office:value-type="currency" office:currency="EUR" office:value="3731.2">
            <text:p>3.731,20 €</text:p>
          </table:table-cell>
          <table:table-cell table:style-name="ce8" table:formula="of:=[.H3]*0.4" office:value-type="currency" office:currency="EUR" office:value="4514.752">
            <text:p>4.514,75 €</text:p>
          </table:table-cell>
          <table:table-cell table:number-columns-repeated="2"/>
          <table:table-cell table:style-name="ce8" table:formula="of:=[.H4]-[.K4]+[.H5]" office:value-type="currency" office:currency="EUR" office:value="4627.5678">
            <text:p>4.627,57 €</text:p>
          </table:table-cell>
          <table:table-cell table:number-columns-repeated="1013"/>
        </table:table-row>
        <table:table-row table:style-name="ro1">
          <table:table-cell office:value-type="string">
            <text:p>A003</text:p>
          </table:table-cell>
          <table:table-cell/>
          <table:table-cell table:style-name="ce6" office:value-type="string">
            <text:p>Desarrollo de plugin NAOS 3, para integración con OCS Inventory</text:p>
          </table:table-cell>
          <table:table-cell office:value-type="string">
            <text:p>Implantación NAOS</text:p>
          </table:table-cell>
          <table:table-cell office:value-type="string">
            <text:p>No autorizado</text:p>
          </table:table-cell>
          <table:table-cell table:style-name="ce8" office:value-type="currency" office:currency="EUR" office:value="10900">
            <text:p>10.900,00 €</text:p>
          </table:table-cell>
          <table:table-cell table:style-name="ce8" table:formula="of:=[.F6]*1.06" office:value-type="currency" office:currency="EUR" office:value="11554">
            <text:p>11.554,00 €</text:p>
          </table:table-cell>
          <table:table-cell table:style-name="ce8" table:formula="of:=[.G6]*1.21" office:value-type="currency" office:currency="EUR" office:value="13980.34">
            <text:p>13.980,34 €</text:p>
          </table:table-cell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ras conversaciones con Alfonso se decide partir la actividad A002 en dos debido a la problemática de cierre de los trabajos por la complejidad de interlocutores existentes</text:p>
          </table:table-cell>
          <table:table-cell table:number-columns-repeated="2"/>
          <table:table-cell table:style-name="ce8"/>
          <table:table-cell table:number-columns-repeated="1018"/>
        </table:table-row>
        <table:table-row table:style-name="ro1" table:number-rows-repeated="13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Facturación.$C$1" table:expression="[.A1]*[.B1]"/>
      </table:named-expressions>
      <table:database-ranges>
        <table:database-range table:name="Tabla1" table:target-range-address="Histórico.B1:Histórico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106P0" style:volatile="true"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5000" number:language="es" number:country="ES">
      <number:number number:min-integer-digits="1"/>
    </number:number-style>
    <number:percentage-style style:name="N5010" number:language="es" number:country="ES">
      <number:number number:decimal-places="0" number:min-integer-digits="1"/>
      <number:text>%</number:text>
    </number:percentage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time-style style:name="N5131" number:language="es" number:country="ES">
      <number:minutes number:style="long"/>
      <number:text>:</number:text>
      <number:seconds number:style="long"/>
    </number:time-style>
    <number:time-style style:name="N5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s" number:country="ES">
      <number:minutes number:style="long"/>
      <number:text>:</number:text>
      <number:seconds number:style="long" number:decimal-places="1"/>
    </number:time-style>
    <number:number-style style:name="N5134" number:language="es" number:country="ES">
      <number:scientific-number number:decimal-places="1" number:min-integer-digits="3" number:min-exponent-digits="1"/>
    </number:number-style>
    <number:currency-style style:name="N5136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36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Excel_20_Built-in_20_Comma" style:display-name="Excel Built-in Comma" style:family="table-cell" style:parent-style-name="Default" style:data-style-name="N106"/>
    <style:style style:name="Excel_20_Built-in_20_Percent" style:display-name="Excel Built-in Percent" style:family="table-cell" style:parent-style-name="Default" style:data-style-name="N5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08:3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 </meta:initial-creator>
    <meta:creation-date>2014-11-03T09:56:21</meta:creation-date>
    <dc:date>2015-10-20T08:39:56</dc:date>
    <meta:generator>OpenOffice.org/3.2$Linux OpenOffice.org_project/320m12$Build-9483</meta:generator>
    <meta:editing-duration>PT00H49M39S</meta:editing-duration>
    <meta:editing-cycles>19</meta:editing-cycles>
    <dc:creator>Jose Luis</dc:creator>
    <meta:document-statistic meta:table-count="2" meta:cell-count="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